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2%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svg:stroke-color="#158466" draw:fill-color="#168253" draw:opacity="50%" draw:textarea-horizontal-align="justify" draw:textarea-vertical-align="middle" draw:auto-grow-height="false" fo:min-height="1.726cm" fo:min-width="1.47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P1" style:family="paragraph">
      <loext:graphic-properties draw:opacity="42%"/>
      <style:paragraph-properties fo:text-align="center"/>
    </style:style>
    <style:style style:name="P2" style:family="paragraph">
      <loext:graphic-properties draw:fill-color="#168253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6.334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8.36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67cm" svg:height="0.424cm" svg:x="7.145cm" svg:y="19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.107cm" svg:height="0.424cm" svg:x="9.382cm" svg:y="18.9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.662cm" svg:height="0.424cm" svg:x="7.94cm" svg:y="21.4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4" draw:layer="layout" svg:x1="8.747cm" svg:y1="21.32cm" svg:x2="8.747cm" svg:y2="19.669cm">
          <text:p/>
        </draw:line>
        <draw:line draw:style-name="gr4" draw:text-style-name="P4" draw:layer="layout" svg:x1="8.239cm" svg:y1="17.002cm" svg:x2="7.604cm" svg:y2="18.526cm">
          <text:p/>
        </draw:line>
        <draw:line draw:style-name="gr4" draw:text-style-name="P4" draw:layer="layout" svg:x1="9.128cm" svg:y1="17.002cm" svg:x2="9.89cm" svg:y2="18.526cm">
          <text:p/>
        </draw:line>
        <draw:frame draw:style-name="gr3" draw:text-style-name="P3" draw:layer="layout" svg:width="5.837cm" svg:height="0.424cm" svg:x="5.699cm" svg:y="16.1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0.377cm" svg:height="0.389cm" svg:x="6.973cm" svg:y="18.5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0.377cm" svg:height="0.389cm" svg:x="7.608cm" svg:y="19.7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0.377cm" svg:height="0.389cm" svg:x="8.62cm" svg:y="18.9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0.398cm" svg:height="0.389cm" svg:x="9.509cm" svg:y="19.6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0.384cm" svg:height="0.389cm" svg:x="10.271cm" svg:y="18.3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0.377cm" svg:height="0.389cm" svg:x="6.969cm" svg:y="20.8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22:16:03.303677962</dc:date>
    <meta:editing-duration>PT3H38M41S</meta:editing-duration>
    <meta:editing-cycles>64</meta:editing-cycles>
    <meta:generator>LibreOffice/6.4.7.2$Linux_X86_64 LibreOffice_project/4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I</mi>
        </mrow>
        <mo fence="true" stretchy="false">)</mo>
      </mrow>
    </mrow>
    <annotation encoding="StarMath 5.0">P( I )</annotation>
  </semantics>
</math>
</file>

<file path=Object 10/content.xml><?xml version="1.0" encoding="utf-8"?>
<math xmlns="http://www.w3.org/1998/Math/MathML" display="block">
  <semantics>
    <mstyle color="red">
      <mn>2</mn>
    </mstyle>
    <annotation encoding="StarMath 5.0">color red { 2 }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H</mi>
        </mrow>
        <mo fence="true" stretchy="false">)</mo>
      </mrow>
    </mrow>
    <annotation encoding="StarMath 5.0">P( H )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I</mi>
            <mo stretchy="false">∩</mo>
            <mi>H</mi>
          </mrow>
        </mrow>
        <mo fence="true" stretchy="false">)</mo>
      </mrow>
    </mrow>
    <annotation encoding="StarMath 5.0">P(I intersection H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I</mi>
              <mo stretchy="false">∪</mo>
              <mi>H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I</mi>
          </mrow>
          <mo fence="true" stretchy="false">)</mo>
        </mrow>
        <mo stretchy="false">+</mo>
        <mi>P</mi>
      </mrow>
      <mrow>
        <mrow>
          <mo fence="true" stretchy="false">(</mo>
          <mrow>
            <mi>H</mi>
          </mrow>
          <mo fence="true" stretchy="false">)</mo>
        </mrow>
        <mo stretchy="false">−</mo>
        <mi>P</mi>
      </mrow>
      <mrow>
        <mo fence="true" stretchy="false">(</mo>
        <mrow>
          <mrow>
            <mi>I</mi>
            <mo stretchy="false">∩</mo>
            <mi>H</mi>
          </mrow>
        </mrow>
        <mo fence="true" stretchy="false">)</mo>
      </mrow>
    </mrow>
    <annotation encoding="StarMath 5.0">P(I union H) = P( I ) + P( H ) - P( I intersection H )</annotation>
  </semantics>
</math>
</file>

<file path=Object 5/content.xml><?xml version="1.0" encoding="utf-8"?>
<math xmlns="http://www.w3.org/1998/Math/MathML" display="block">
  <semantics>
    <mstyle color="red">
      <mn>1</mn>
    </mstyle>
    <annotation encoding="StarMath 5.0">color red { 1 }</annotation>
  </semantics>
</math>
</file>

<file path=Object 6/content.xml><?xml version="1.0" encoding="utf-8"?>
<math xmlns="http://www.w3.org/1998/Math/MathML" display="block">
  <semantics>
    <mstyle color="red">
      <mn>3</mn>
    </mstyle>
    <annotation encoding="StarMath 5.0">color red { 3 }</annotation>
  </semantics>
</math>
</file>

<file path=Object 7/content.xml><?xml version="1.0" encoding="utf-8"?>
<math xmlns="http://www.w3.org/1998/Math/MathML" display="block">
  <semantics>
    <mstyle color="red">
      <mn>5</mn>
    </mstyle>
    <annotation encoding="StarMath 5.0">color red { 5 }</annotation>
  </semantics>
</math>
</file>

<file path=Object 8/content.xml><?xml version="1.0" encoding="utf-8"?>
<math xmlns="http://www.w3.org/1998/Math/MathML" display="block">
  <semantics>
    <mstyle color="red">
      <mn>4</mn>
    </mstyle>
    <annotation encoding="StarMath 5.0">color red { 4 }</annotation>
  </semantics>
</math>
</file>

<file path=Object 9/content.xml><?xml version="1.0" encoding="utf-8"?>
<math xmlns="http://www.w3.org/1998/Math/MathML" display="block">
  <semantics>
    <mstyle color="red">
      <mn>6</mn>
    </mstyle>
    <annotation encoding="StarMath 5.0">color red { 6 }</annotation>
  </semantics>
</math>
</file>